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Lohit Hindi1" svg:font-family="'Lohit Hindi'"/>
    <style:font-face style:name="Garamond1" svg:font-family="Garamond" style:font-family-generic="roman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fo:font-size="20pt" fo:font-weight="bold" officeooo:rsid="003ed44e" officeooo:paragraph-rsid="003ed44e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42502b" officeooo:paragraph-rsid="0042502b" style:font-size-asian="16pt" style:font-size-complex="16pt"/>
    </style:style>
    <style:style style:name="P4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42502b" officeooo:paragraph-rsid="0046b1a2" style:font-size-asian="16pt" style:font-size-complex="16pt"/>
    </style:style>
    <style:style style:name="P5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4315c1" officeooo:paragraph-rsid="004315c1" style:font-size-asian="16pt" style:font-size-complex="16pt"/>
    </style:style>
    <style:style style:name="P6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4614f6" officeooo:paragraph-rsid="004614f6" style:font-size-asian="16pt" style:font-size-complex="16pt"/>
    </style:style>
    <style:style style:name="P7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47efac" officeooo:paragraph-rsid="0047efac" style:font-size-asian="16pt" style:font-size-complex="16pt"/>
    </style:style>
    <style:style style:name="P8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49c115" officeooo:paragraph-rsid="0049c115" style:font-size-asian="16pt" style:font-size-complex="16pt"/>
    </style:style>
    <style:style style:name="P9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style:font-name="Garamond1" fo:font-size="16pt" officeooo:rsid="004cd010" officeooo:paragraph-rsid="004cd010" style:font-size-asian="16pt" style:font-size-complex="16pt"/>
    </style:style>
    <style:style style:name="P10" style:family="paragraph" style:parent-style-name="Standard" style:master-page-name="First_20_Page">
      <style:paragraph-properties fo:margin-left="0cm" fo:margin-right="0cm" fo:line-height="120%" fo:text-align="justify" style:justify-single-word="false" fo:text-indent="0cm" style:auto-text-indent="false" style:page-number="auto"/>
      <style:text-properties fo:font-size="16pt" fo:font-weight="bold" officeooo:rsid="003ffdf7" officeooo:paragraph-rsid="003b3ad6" style:font-size-asian="14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fo:font-size="16pt" fo:font-weight="bold" officeooo:rsid="003ffdf7" officeooo:paragraph-rsid="003b3ad6" style:font-size-asian="14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fo:font-size="16pt" style:font-size-asian="16pt" style:font-size-complex="16pt"/>
    </style:style>
    <style:style style:name="P13" style:family="paragraph" style:parent-style-name="Standard">
      <style:paragraph-properties fo:margin-left="0cm" fo:margin-right="0cm" fo:line-height="120%" fo:text-align="end" style:justify-single-word="false" fo:text-indent="0cm" style:auto-text-indent="false"/>
      <style:text-properties fo:font-size="16pt" style:font-size-asian="16pt" style:font-size-complex="16pt"/>
    </style:style>
    <style:style style:name="P14" style:family="paragraph" style:parent-style-name="Standard">
      <style:paragraph-properties fo:margin-left="0cm" fo:margin-right="0cm" fo:line-height="120%" fo:text-align="end" style:justify-single-word="false" fo:text-indent="0cm" style:auto-text-indent="false"/>
      <style:text-properties fo:font-size="16pt" officeooo:rsid="005ef59d" officeooo:paragraph-rsid="005ef59d" style:font-size-asian="16pt" style:font-size-complex="16pt"/>
    </style:style>
    <style:style style:name="P15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4cd010" officeooo:paragraph-rsid="004cd010" style:font-size-asian="16pt" style:font-size-complex="16pt"/>
    </style:style>
    <style:style style:name="P16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41045f" officeooo:paragraph-rsid="0046b1a2" style:font-size-asian="16pt" style:font-size-complex="16pt"/>
    </style:style>
    <style:style style:name="P17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6486df" officeooo:paragraph-rsid="006486df" style:font-size-asian="16pt" style:font-size-complex="16pt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678437" officeooo:paragraph-rsid="00678437" style:font-size-asian="16pt" style:font-size-complex="16pt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6a3809" officeooo:paragraph-rsid="0070be26" style:font-size-asian="16pt" style:font-size-complex="16pt"/>
    </style:style>
    <style:style style:name="P20" style:family="paragraph" style:parent-style-name="Standard">
      <style:paragraph-properties fo:margin-left="0cm" fo:margin-right="0cm" fo:line-height="120%" fo:text-align="justify" style:justify-single-word="false" fo:text-indent="1.199cm" style:auto-text-indent="false"/>
      <style:text-properties fo:font-size="16pt" officeooo:rsid="006a3809" officeooo:paragraph-rsid="00717df6" style:font-size-asian="16pt" style:font-size-complex="16pt"/>
    </style:style>
    <style:style style:name="P21" style:family="paragraph" style:parent-style-name="Standard">
      <style:paragraph-properties fo:margin-left="0cm" fo:margin-right="0cm" fo:line-height="120%" fo:text-align="justify" style:justify-single-word="false" fo:text-indent="1.199cm" style:auto-text-indent="false" fo:break-before="page"/>
      <style:text-properties fo:font-size="16pt" officeooo:rsid="004cd010" officeooo:paragraph-rsid="004cd010" style:font-size-asian="16pt" style:font-size-complex="16pt"/>
    </style:style>
    <style:style style:name="P22" style:family="paragraph" style:parent-style-name="Standard">
      <style:paragraph-properties fo:margin-left="0cm" fo:margin-right="0cm" fo:line-height="120%" fo:text-align="justify" style:justify-single-word="false" fo:text-indent="1.199cm" style:auto-text-indent="false" fo:break-before="page"/>
      <style:text-properties fo:font-size="16pt" officeooo:rsid="0041045f" officeooo:paragraph-rsid="0046b1a2" style:font-size-asian="16pt" style:font-size-complex="16pt"/>
    </style:style>
    <style:style style:name="T1" style:family="text">
      <style:text-properties officeooo:rsid="004315c1"/>
    </style:style>
    <style:style style:name="T2" style:family="text">
      <style:text-properties officeooo:rsid="0044bc30"/>
    </style:style>
    <style:style style:name="T3" style:family="text">
      <style:text-properties style:font-name="Garamond1"/>
    </style:style>
    <style:style style:name="T4" style:family="text">
      <style:text-properties style:font-name="Garamond1" officeooo:rsid="0046b1a2"/>
    </style:style>
    <style:style style:name="T5" style:family="text">
      <style:text-properties style:font-name="Garamond1" officeooo:rsid="0047efac"/>
    </style:style>
    <style:style style:name="T6" style:family="text">
      <style:text-properties style:font-name="Garamond1" fo:font-style="italic" style:font-style-asian="italic" style:font-style-complex="italic"/>
    </style:style>
    <style:style style:name="T7" style:family="text">
      <style:text-properties style:font-name="Garamond1" fo:font-style="italic" officeooo:rsid="005d5fca" style:font-style-asian="italic" style:font-style-complex="italic"/>
    </style:style>
    <style:style style:name="T8" style:family="text">
      <style:text-properties style:font-name="Garamond1" fo:font-style="italic" officeooo:rsid="0062c582" style:font-style-asian="italic" style:font-style-complex="italic"/>
    </style:style>
    <style:style style:name="T9" style:family="text">
      <style:text-properties style:font-name="Garamond1" fo:font-style="italic" officeooo:rsid="006d4d48" style:font-style-asian="italic" style:font-style-complex="italic"/>
    </style:style>
    <style:style style:name="T10" style:family="text">
      <style:text-properties style:font-name="Garamond1" officeooo:rsid="004a2b1e"/>
    </style:style>
    <style:style style:name="T11" style:family="text">
      <style:text-properties style:font-name="Garamond1" officeooo:rsid="004cd010"/>
    </style:style>
    <style:style style:name="T12" style:family="text">
      <style:text-properties style:font-name="Garamond1" officeooo:rsid="004eb5ed"/>
    </style:style>
    <style:style style:name="T13" style:family="text">
      <style:text-properties style:font-name="Garamond1" officeooo:rsid="004ede99"/>
    </style:style>
    <style:style style:name="T14" style:family="text">
      <style:text-properties style:font-name="Garamond1" officeooo:rsid="0050a8ce"/>
    </style:style>
    <style:style style:name="T15" style:family="text">
      <style:text-properties style:font-name="Garamond1" officeooo:rsid="0051bec6"/>
    </style:style>
    <style:style style:name="T16" style:family="text">
      <style:text-properties style:font-name="Garamond1" officeooo:rsid="0053d0e2"/>
    </style:style>
    <style:style style:name="T17" style:family="text">
      <style:text-properties style:font-name="Garamond1" officeooo:rsid="0055eea1"/>
    </style:style>
    <style:style style:name="T18" style:family="text">
      <style:text-properties style:font-name="Garamond1" officeooo:rsid="00594e8d"/>
    </style:style>
    <style:style style:name="T19" style:family="text">
      <style:text-properties style:font-name="Garamond1" officeooo:rsid="005a313b"/>
    </style:style>
    <style:style style:name="T20" style:family="text">
      <style:text-properties style:font-name="Garamond1" officeooo:rsid="005d5fca"/>
    </style:style>
    <style:style style:name="T21" style:family="text">
      <style:text-properties style:font-name="Garamond1" officeooo:rsid="006486df"/>
    </style:style>
    <style:style style:name="T22" style:family="text">
      <style:text-properties style:font-name="Garamond1" fo:font-style="normal" style:font-style-asian="normal" style:font-style-complex="normal"/>
    </style:style>
    <style:style style:name="T23" style:family="text">
      <style:text-properties style:font-name="Garamond1" fo:font-style="normal" officeooo:rsid="0066ac70" style:font-style-asian="normal" style:font-style-complex="normal"/>
    </style:style>
    <style:style style:name="T24" style:family="text">
      <style:text-properties style:font-name="Garamond1" fo:font-style="normal" officeooo:rsid="006d4d48" style:font-style-asian="normal" style:font-style-complex="normal"/>
    </style:style>
    <style:style style:name="T25" style:family="text">
      <style:text-properties style:font-name="Garamond1" fo:font-style="normal" officeooo:rsid="006f1a7d" style:font-style-asian="normal" style:font-style-complex="normal"/>
    </style:style>
    <style:style style:name="T26" style:family="text">
      <style:text-properties style:font-name="Garamond1" fo:font-style="normal" officeooo:rsid="0070be26" style:font-style-asian="normal" style:font-style-complex="normal"/>
    </style:style>
    <style:style style:name="T27" style:family="text">
      <style:text-properties style:font-name="Garamond1" fo:font-style="normal" officeooo:rsid="00717df6" style:font-style-asian="normal" style:font-style-complex="normal"/>
    </style:style>
    <style:style style:name="T28" style:family="text">
      <style:text-properties style:font-name="Garamond1" fo:font-style="normal" officeooo:rsid="00731d3e" style:font-style-asian="normal" style:font-style-complex="normal"/>
    </style:style>
    <style:style style:name="T29" style:family="text">
      <style:text-properties style:font-name="Garamond1" fo:font-style="normal" officeooo:rsid="00750a5f" style:font-style-asian="normal" style:font-style-complex="normal"/>
    </style:style>
    <style:style style:name="T30" style:family="text">
      <style:text-properties style:font-name="Garamond1" fo:font-style="normal" officeooo:rsid="007636bb" style:font-style-asian="normal" style:font-style-complex="normal"/>
    </style:style>
    <style:style style:name="T31" style:family="text">
      <style:text-properties style:font-name="Garamond1" fo:font-style="normal" officeooo:rsid="0077b59c" style:font-style-asian="normal" style:font-style-complex="normal"/>
    </style:style>
    <style:style style:name="T32" style:family="text">
      <style:text-properties style:font-name="Garamond1" fo:font-style="normal" officeooo:rsid="00786ca1" style:font-style-asian="normal" style:font-style-complex="normal"/>
    </style:style>
    <style:style style:name="T33" style:family="text">
      <style:text-properties style:font-name="Garamond1" officeooo:rsid="0064c150"/>
    </style:style>
    <style:style style:name="T34" style:family="text">
      <style:text-properties style:font-name="Garamond1" officeooo:rsid="0066ac70"/>
    </style:style>
    <style:style style:name="T35" style:family="text">
      <style:text-properties style:font-name="Garamond1" officeooo:rsid="00682a10"/>
    </style:style>
    <style:style style:name="T36" style:family="text">
      <style:text-properties style:font-name="Garamond1" officeooo:rsid="00683dd7"/>
    </style:style>
    <style:style style:name="T37" style:family="text">
      <style:text-properties style:font-name="Garamond1" officeooo:rsid="006ba8ae"/>
    </style:style>
    <style:style style:name="T38" style:family="text">
      <style:text-properties style:font-name="Garamond1" officeooo:rsid="00746065"/>
    </style:style>
    <style:style style:name="T39" style:family="text">
      <style:text-properties officeooo:rsid="0047633f"/>
    </style:style>
    <style:style style:name="T40" style:family="text">
      <style:text-properties officeooo:rsid="005283ff"/>
    </style:style>
    <style:style style:name="T41" style:family="text">
      <style:text-properties officeooo:rsid="0058ca20"/>
    </style:style>
    <style:style style:name="T42" style:family="text">
      <style:text-properties officeooo:rsid="00594e8d"/>
    </style:style>
    <style:style style:name="T43" style:family="text">
      <style:text-properties officeooo:rsid="005a313b"/>
    </style:style>
    <style:style style:name="T44" style:family="text">
      <style:text-properties officeooo:rsid="005c2edf"/>
    </style:style>
    <style:style style:name="T45" style:family="text">
      <style:text-properties officeooo:rsid="005d5fca"/>
    </style:style>
    <style:style style:name="T46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/>
      <text:p text:style-name="P2">Norte</text:p>
      <text:p text:style-name="P12">Olivia Mai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Quisiera quedarme aquí en mi casa</text:p>
      <text:p text:style-name="P14">pero ya no sé cual es</text:p>
      <text:p text:style-name="P14"><text:span text:style-name="T46">Sur o no sur</text:span>, Kevin Johansen</text:p>
      <text:p text:style-name="P22"/>
      <text:p text:style-name="P16"/>
      <text:p text:style-name="P16"/>
      <text:p text:style-name="P16"/>
      <text:p text:style-name="P16"/>
      <text:p text:style-name="P16">O ruído das palmas era súbito mais forte do que o murmúrio da multidão; ritmadas, quase monótonas, provocadas com o propósito claro de chamar a atenção de quem estaria distraído com as miudezas da feira de artesanato, as empanadas caseiras, <text:span text:style-name="T41">as frutas vermelhas, </text:span>os potes de geleia. Téo, do outro lado da praça, as <text:span text:style-name="T44">escutou</text:span> como um chamado de outro tempo: os anos vividos <text:span text:style-name="T41">no subúrbio de</text:span> Buenos Aires e <text:span text:style-name="T45">esse</text:span> solidário <text:span text:style-name="T45">hábito</text:span> argentino de convocar a gente a bater palmas quando se encontrava uma criança perdida <text:span text:style-name="T41">num aglomerado de gente</text:span>. <text:span text:style-name="T41">Seu primo mais novo, diziam, vivia se perdendo quando pequeno.</text:span></text:p>
      <text:p text:style-name="P4">Pensou nos últimos meses, <text:span text:style-name="T41">n</text:span>o último ano: <text:span text:style-name="T45">a</text:span> sina de <text:span text:style-name="T42">investigações complicadas</text:span> quando sua especialidade era seguir cônjuge infiel.</text:p>
      <text:p text:style-name="P3">Levantou-se e cruzou o cimento até a borda da praça, por onde se estendia a feira de fim de semana. As palmas marcavam seus passos e percebeu em algumas senhoras <text:span text:style-name="T42">o</text:span> olhar <text:span text:style-name="T45">e</text:span>speranç<text:span text:style-name="T45">oso</text:span> de que fosse <text:span text:style-name="T40">ele </text:span>o pai encontrado. Um menino de cinco ou seis anos estava parado no epicentro do ruído. Uma mulher de trinta <text:span text:style-name="T42">(talvez</text:span> quarenta) parecia decidida a manter o ritmo enquanto não aparecesse um responsável para reclamar <text:span text:style-name="T45">a criança</text:span>. <text:span text:style-name="T1">Ela usava calças largas e coloridas como muitos dos artesãos, e um agasalho de lã verde e azul com a estampa andina de lhamas enfileiradas; um lenço marrom lhe cobria a cabeça e deixava escapar um par de tranças de um castanho claro, quase loiro. Seria muito branca não fosse o óbvio bronzeado e algo dessa poeira patagônica que se agarra à pele e se infiltra na alma de tudo e todos naquela região. Os pés, descalços, estavam imundos.</text:span></text:p>
      <text:p text:style-name="P5">Téo também <text:span text:style-name="T45">deu</text:span> <text:span text:style-name="T45">de</text:span> acompanhar as palmas, <text:span text:style-name="T45">mas não</text:span> viu quando uma moça <text:span text:style-name="T2">jovem se aproximou e tomou o menino nos braços. As palmas cessaram, a mãe agradeceu a mulher de tranças, e as pessoas seguiram adiante com seus passeios.</text:span></text:p>
      <text:p text:style-name="P6"><text:soft-page-break/>A artesã <text:span text:style-name="T39">retomou </text:span><text:span text:style-name="T4">a seu posto atrás de uma das bancas de pulseiras e brincos e Téo voltou a pensar em seu primo mais novo: </text:span><text:span text:style-name="T20">a</text:span><text:span text:style-name="T4"> insistência </text:span><text:span text:style-name="T20">de Pablo</text:span><text:span text:style-name="T4"> contra aquela busca </text:span><text:span text:style-name="T20">e</text:span><text:span text:style-name="T4"> seu olhar raivoso na última vez que se </text:span><text:span text:style-name="T16">viram,</text:span><text:span text:style-name="T4"> quando </text:span><text:span text:style-name="T16">Téo </text:span><text:span text:style-name="T4">passou para avisá-lo que em algumas horas tomava o ônibus para San Miguel de Tucumán.</text:span></text:p>
      <text:p text:style-name="P6"><text:span text:style-name="T4">— </text:span><text:span text:style-name="T7">Yo no quiero encontrarlo</text:span><text:span text:style-name="T5"> — ele havia dito. — </text:span><text:span text:style-name="T7">No </text:span><text:span text:style-name="T8">me interesa</text:span><text:span text:style-name="T7"> que pasó</text:span><text:span text:style-name="T5">.</text:span></text:p>
      <text:p text:style-name="P7"><text:span text:style-name="T18">E</text:span><text:span text:style-name="T3">ra </text:span><text:span text:style-name="T16">estar dividido</text:span><text:span text:style-name="T3"> entre </text:span><text:span text:style-name="T20">o</text:span><text:span text:style-name="T3"> companheirismo futebolístico e </text:span><text:span text:style-name="T20">a</text:span><text:span text:style-name="T3"> fraternidade intelectual: Pablo, o primo mais novo, companhia para os estádios, para os partidos na televisão e o amor incondicional a </text:span><text:span text:style-name="T6">la academia</text:span><text:span text:style-name="T3">, </text:span><text:span text:style-name="T20">e </text:span><text:span text:style-name="T3">reclamar de juízes e técnicos e zagueiros; Roberto, o primo artista, </text:span><text:span text:style-name="T16">companhia nos</text:span><text:span text:style-name="T3"> gostos musicais </text:span><text:span text:style-name="T20">e para</text:span><text:span text:style-name="T3"> descobrir filmes obscuros </text:span><text:span text:style-name="T20">ou</text:span><text:span text:style-name="T3"> </text:span><text:span text:style-name="T16">ouvir</text:span><text:span text:style-name="T3"> jazz em pé na cozinha </text:span><text:span text:style-name="T20">com um</text:span><text:span text:style-name="T3"> mate sem ver o tempo passar.</text:span></text:p>
      <text:p text:style-name="P8"><text:span text:style-name="T3">Por que desaparecem os adultos?</text:span><text:span text:style-name="T10"> </text:span><text:span text:style-name="T11">As crianças se distraem, se confundem, confiam </text:span><text:span text:style-name="T19">demais</text:span><text:span text:style-name="T11">. Jamais esperam que os pais lhe tirem os olhos de cima. Mirou outra vez a mulher das calças coloridas e quis imaginar a criança que havia sido. Aquele mundo — os artesanatos, as feiras, o caminhar descalço sobre o asfalto — havia sido sempre o seu? Como as crianças que brincavam no gramado da praça, sujas, soltas, juntando pedaços de papelão e canud</text:span><text:span text:style-name="T17">inh</text:span><text:span text:style-name="T11">os usados; os filhos desse universo de roupas coloridas e alpargatas remendadas, mochilas e nomadismo.</text:span></text:p>
      <text:p text:style-name="P9">Aquele mundo;</text:p>
      <text:p text:style-name="P9">(ou haveria um dia olhado em volta a cidade e o trânsito e a pressa de chegar a um novo emprego e percebido que não importava, que nada daquilo tinha sentido e mais lógico seria juntar um par de roupas, met<text:span text:style-name="T43">ê-las</text:span> numa mochila e tomar o rumo do sul).</text:p>
      <text:p text:style-name="P9">Por quê?</text:p>
      <text:p text:style-name="P15"><text:span text:style-name="T3">Seria talvez cretino perguntar-se por que — mas Téo não pôde evitar o eco. </text:span><text:span text:style-name="T20">Era a única</text:span><text:span text:style-name="T3"> pista que poderia de fato ajudá-lo a encontrar </text:span><text:span text:style-name="T20">um </text:span><text:span text:style-name="T12">homem de sessenta e oito anos que mais de trinta anos antes havia abandonado a esposa e dois filhos </text:span><text:span text:style-name="T14">pequenos</text:span><text:span text:style-name="T12"> e desaparecido, levando consigo uma maleta cheia de </text:span><text:soft-page-break/><text:span text:style-name="T12">roupas, o rádio de pilha, dois pares de sapatos e o jornal do dia. Deixou sobre a mesa </text:span><text:span text:style-name="T15">a aliança de casamento, </text:span><text:span text:style-name="T12">um pacote de pão e, sob ele, um maço de dinheiro atado com um elástico: </text:span><text:span text:style-name="T13">quase todo o</text:span><text:span text:style-name="T12"> salário </text:span><text:span text:style-name="T13">que havia recebido n</text:span><text:span text:style-name="T12">o dia anterior.</text:span></text:p>
      <text:p text:style-name="P21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/></text:p>
      <text:p text:style-name="P15"><text:span text:style-name="T12">— </text:span><text:span text:style-name="T21">Não!</text:span></text:p>
      <text:p text:style-name="P17"><text:span text:style-name="T21">E</text:span><text:span text:style-name="T3">ra mais reação do que negação: o hábito de dizer </text:span><text:span text:style-name="T6">não</text:span><text:span text:style-name="T22"> a tudo que lhe escapava do controle. </text:span><text:span text:style-name="T23">Gustavo riu porque conhecia bem o homem sentado do outro lado da mesa, com os braços cruzados sobre o peito e a cadeira reclinada muito mais do que deveria permitir sua estrutura.</text:span></text:p>
      <text:p text:style-name="P15"><text:span text:style-name="T21">— Por que não? — </text:span><text:span text:style-name="T33">retrucou. — </text:span><text:span text:style-name="T21">Eu estou de férias e não conheço a Argentina.</text:span></text:p>
      <text:p text:style-name="P15"><text:span text:style-name="T21">— </text:span><text:span text:style-name="T34">Não vai ser uma viagem de férias.</text:span></text:p>
      <text:p text:style-name="P18"><text:span text:style-name="T34">O</text:span><text:span text:style-name="T3">u: também </text:span><text:span text:style-name="T35">Téo</text:span><text:span text:style-name="T3"> não conhecia tanto assim da Argentina, apesar de ter morado em Avellaneda por quase quatro anos, </text:span><text:span text:style-name="T38">na época do</text:span><text:span text:style-name="T3"> colégio. Se voltava era sempre a Buenos Aires </text:span><text:span text:style-name="T38">para visitar a família</text:span><text:span text:style-name="T3">. </text:span><text:span text:style-name="T35">Que diferença fazia?</text:span></text:p>
      <text:p text:style-name="P18"><text:span text:style-name="T35">— É trabalho.</text:span></text:p>
      <text:p text:style-name="P18"><text:span text:style-name="T35">— Eu posso te ajudar.</text:span></text:p>
      <text:p text:style-name="P18"><text:span text:style-name="T35">— </text:span><text:span text:style-name="T36">Como?</text:span></text:p>
      <text:p text:style-name="P18"><text:span text:style-name="T36">— </text:span><text:span text:style-name="T37">Você não dirige</text:span><text:span text:style-name="T36">.</text:span></text:p>
      <text:p text:style-name="P19"><text:span text:style-name="T36">T</text:span><text:span text:style-name="T3">éo deixou que a cadeira voltasse à posição normal e apoiou os cotovelos sobre a mesa, a testa nas mãos. </text:span><text:span text:style-name="T9">Não</text:span><text:span text:style-name="T24">. </text:span><text:span text:style-name="T25">Era o que mais lhe custava num relacionamento: explicar-se, justificar-se. Dizer que a partir das sete estou em casa e estava no cinema e sim não avisei antes porque sim e porque quis. Era pedir demais: Gustavo </text:span><text:span text:style-name="T26">percebia as implicâncias</text:span><text:span text:style-name="T25"> e mudava de estratégia, dava-lhe o espaço que queria, </text:span><text:span text:style-name="T28">passava uma semana ocupado e súbito aparecia na agência com seu sorriso de advogado e um convite para o almoço</text:span><text:span text:style-name="T25">.</text:span></text:p>
      <text:p text:style-name="P20"><text:span text:style-name="T27">Entre seus silêncios </text:span><text:span text:style-name="T32">e</text:span><text:span text:style-name="T27"> as ausências calculadas de Gustavo — p</text:span><text:span text:style-name="T26">odia chamar aquilo de relacionamento? </text:span><text:span text:style-name="T27">Fosse vício de profissão: qu</text:span><text:span text:style-name="T32">al</text:span><text:span text:style-name="T27"> relacionamento pode durar sem que uma das partes esteja vivendo </text:span><text:span text:style-name="T32">algum</text:span><text:span text:style-name="T27"> tipo de vida dupla?</text:span></text:p>
      <text:p text:style-name="P20"><text:span text:style-name="T26">Às vezes não sabia se estavam juntos.</text:span></text:p>
      <text:p text:style-name="P20"><text:span text:style-name="T26">— </text:span><text:span text:style-name="T29">Você nem gosta de dirigir — foi a resposta.</text:span></text:p>
      <text:p text:style-name="P20"><text:soft-page-break/><text:span text:style-name="T29">— </text:span><text:span text:style-name="T30">Eu não gosto de dirigir em São Paulo.</text:span></text:p>
      <text:p text:style-name="P20"><text:span text:style-name="T30">— </text:span><text:span text:style-name="T31">E obviamente não sabe o que é dirigir em Buenos Aires.</text:span></text:p>
      <text:p text:style-name="P20"><text:span text:style-name="T31">— Você também não, Téo.</text:span></text:p>
      <text:p text:style-name="P20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Lohit Hindi1" svg:font-family="'Lohit Hindi'"/>
    <style:font-face style:name="Garamond1" svg:font-family="Garamond" style:font-family-generic="roman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aramond" fo:font-size="14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aramond" fo:font-size="14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Garamond" fo:font-family="Garamond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Garamond" fo:font-family="Garamond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aramond" fo:font-family="Garamond" fo:font-size="14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cm" style:type="center"/>
          <style:tab-stop style:position="14.4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3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3cm" fo:margin-right="3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8:02:56</meta:creation-date>
    <meta:editing-duration>PT4H47M4S</meta:editing-duration>
    <meta:editing-cycles>60</meta:editing-cycles>
    <meta:generator>LibreOffice/6.1.5.2$Linux_X86_64 LibreOffice_project/10$Build-2</meta:generator>
    <dc:title>draft</dc:title>
    <meta:initial-creator>Olivia </meta:initial-creator>
    <dc:date>2019-02-26T21:58:55.747042776</dc:date>
    <dc:creator>Olivia Maia</dc:creator>
    <meta:document-statistic meta:table-count="0" meta:image-count="0" meta:object-count="0" meta:page-count="6" meta:paragraph-count="34" meta:word-count="995" meta:character-count="5625" meta:non-whitespace-character-count="4643"/>
    <meta:template xlink:type="simple" xlink:actuate="onRequest" xlink:title="draft" xlink:href="../../../../../../.config/libreoffice/4/user/template/draft.ott" meta:date="2013-07-11T18:02:55"/>
  </office:meta>
</office:document-meta>
</file>